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Microsoft YaHei" svg:font-family="'Microsoft YaHei'"/>
    <style:font-face style:name="Tahoma1" svg:font-family="Tahoma"/>
    <style:font-face style:name="Andale Sans UI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1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325cm" table:align="left"/>
    </style:style>
    <style:style style:name="表格1.A" style:family="table-column">
      <style:table-column-properties style:column-width="5.816cm"/>
    </style:style>
    <style:style style:name="表格1.B" style:family="table-column">
      <style:table-column-properties style:column-width="3.364cm"/>
    </style:style>
    <style:style style:name="表格1.C" style:family="table-column">
      <style:table-column-properties style:column-width="4.099cm"/>
    </style:style>
    <style:style style:name="表格1.D" style:family="table-column">
      <style:table-column-properties style:column-width="3.046cm"/>
    </style:style>
    <style:style style:name="表格1.1" style:family="table-row">
      <style:table-row-properties style:min-row-height="0.919cm"/>
    </style:style>
    <style:style style:name="表格1.A1" style:family="table-cell">
      <style:table-cell-properties style:vertical-align="middle" fo:background-color="#5b9bd5" fo:padding="0.049cm" fo:border="0.5pt solid #000000">
        <style:background-image/>
      </style:table-cell-properties>
    </style:style>
    <style:style style:name="表格1.2" style:family="table-row">
      <style:table-row-properties style:min-row-height="0.84cm"/>
    </style:style>
    <style:style style:name="表格1.A2" style:family="table-cell">
      <style:table-cell-properties style:vertical-align="middle" fo:background-color="#bdd7ee" fo:padding="0.049cm" fo:border="0.5pt solid #000000">
        <style:background-image/>
      </style:table-cell-properties>
    </style:style>
    <style:style style:name="表格1.A3" style:family="table-cell">
      <style:table-cell-properties style:vertical-align="middle" fo:background-color="#ddebf7" fo:padding="0.049cm" fo:border="0.5pt solid #000000">
        <style:background-image/>
      </style:table-cell-properties>
    </style:style>
    <style:style style:name="表格1.7" style:family="table-row">
      <style:table-row-properties style:min-row-height="0.866cm"/>
    </style:style>
    <style:style style:name="表格2" style:family="table">
      <style:table-properties style:width="16.325cm" table:align="left"/>
    </style:style>
    <style:style style:name="表格2.A" style:family="table-column">
      <style:table-column-properties style:column-width="5.83cm"/>
    </style:style>
    <style:style style:name="表格2.B" style:family="table-column">
      <style:table-column-properties style:column-width="3.36cm"/>
    </style:style>
    <style:style style:name="表格2.C" style:family="table-column">
      <style:table-column-properties style:column-width="4.083cm"/>
    </style:style>
    <style:style style:name="表格2.D" style:family="table-column">
      <style:table-column-properties style:column-width="3.052cm"/>
    </style:style>
    <style:style style:name="表格2.1" style:family="table-row">
      <style:table-row-properties style:min-row-height="0.919cm"/>
    </style:style>
    <style:style style:name="表格2.A1" style:family="table-cell">
      <style:table-cell-properties style:vertical-align="middle" fo:background-color="#5b9bd5" fo:padding="0.049cm" fo:border="0.5pt solid #000000">
        <style:background-image/>
      </style:table-cell-properties>
    </style:style>
    <style:style style:name="表格2.2" style:family="table-row">
      <style:table-row-properties style:min-row-height="0.84cm"/>
    </style:style>
    <style:style style:name="表格2.A2" style:family="table-cell">
      <style:table-cell-properties style:vertical-align="middle" fo:background-color="#bdd7ee" fo:padding="0.049cm" fo:border="0.5pt solid #000000">
        <style:background-image/>
      </style:table-cell-properties>
    </style:style>
    <style:style style:name="表格2.A3" style:family="table-cell">
      <style:table-cell-properties style:vertical-align="middle" fo:background-color="#ddebf7" fo:padding="0.049cm" fo:border="0.5pt solid #000000">
        <style:background-image/>
      </style:table-cell-properties>
    </style:style>
    <style:style style:name="表格2.7" style:family="table-row">
      <style:table-row-properties style:min-row-height="0.866cm"/>
    </style:style>
    <style:style style:name="表格3" style:family="table">
      <style:table-properties style:width="13.996cm" table:align="left"/>
    </style:style>
    <style:style style:name="表格3.A" style:family="table-column">
      <style:table-column-properties style:column-width="3.554cm"/>
    </style:style>
    <style:style style:name="表格3.B" style:family="table-column">
      <style:table-column-properties style:column-width="1.909cm"/>
    </style:style>
    <style:style style:name="表格3.C" style:family="table-column">
      <style:table-column-properties style:column-width="1.877cm"/>
    </style:style>
    <style:style style:name="表格3.D" style:family="table-column">
      <style:table-column-properties style:column-width="2.053cm"/>
    </style:style>
    <style:style style:name="表格3.F" style:family="table-column">
      <style:table-column-properties style:column-width="2.727cm"/>
    </style:style>
    <style:style style:name="表格3.1" style:family="table-row">
      <style:table-row-properties style:min-row-height="0.919cm"/>
    </style:style>
    <style:style style:name="表格3.A1" style:family="table-cell">
      <style:table-cell-properties style:vertical-align="middle" fo:background-color="#5b9bd5" fo:padding="0.049cm" fo:border="0.5pt solid #000000">
        <style:background-image/>
      </style:table-cell-properties>
    </style:style>
    <style:style style:name="表格3.2" style:family="table-row">
      <style:table-row-properties style:min-row-height="0.84cm"/>
    </style:style>
    <style:style style:name="表格3.A2" style:family="table-cell">
      <style:table-cell-properties style:vertical-align="middle" fo:background-color="#bdd7ee" fo:padding="0.049cm" fo:border="0.5pt solid #000000">
        <style:background-image/>
      </style:table-cell-properties>
    </style:style>
    <style:style style:name="表格3.A3" style:family="table-cell">
      <style:table-cell-properties style:vertical-align="middle" fo:background-color="#ddebf7" fo:padding="0.049cm" fo:border="0.5pt solid #000000">
        <style:background-image/>
      </style:table-cell-properties>
    </style:style>
    <style:style style:name="表格3.5" style:family="table-row">
      <style:table-row-properties style:min-row-height="0.866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51cm" style:rel-column-width="1638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4" style:family="table-row">
      <style:table-row-properties style:min-row-height="1.196cm"/>
    </style:style>
    <style:style style:name="表格4.9" style:family="table-row">
      <style:table-row-properties style:min-row-height="0.933cm"/>
    </style:style>
    <style:style style:name="P1" style:family="paragraph" style:parent-style-name="Standard">
      <style:paragraph-properties fo:text-align="start" style:justify-single-word="false"/>
      <style:text-properties fo:font-size="13.6999998092651pt" officeooo:rsid="00213c4c" officeooo:paragraph-rsid="002db49e" style:font-size-asian="12pt" style:language-asian="zh" style:country-asian="CN" style:font-size-complex="13.6999998092651pt"/>
    </style:style>
    <style:style style:name="P2" style:family="paragraph" style:parent-style-name="Standard">
      <style:paragraph-properties fo:text-align="start" style:justify-single-word="false"/>
      <style:text-properties fo:font-size="13.6999998092651pt" officeooo:rsid="002ddf0d" officeooo:paragraph-rsid="002ddf0d" style:font-size-asian="12pt" style:language-asian="zh" style:country-asian="CN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rsid="00389d2d" officeooo:paragraph-rsid="00389d2d" style:font-size-asian="12pt" style:language-asian="zh" style:country-asian="CN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fo:font-size="14pt" officeooo:rsid="00213c4c" officeooo:paragraph-rsid="002db49e" style:font-size-asian="14pt" style:language-asian="zh" style:country-asian="CN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13c4c" officeooo:paragraph-rsid="002ddf0d" style:font-size-asian="14pt" style:language-asian="zh" style:country-asian="CN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59dbc9" officeooo:paragraph-rsid="0059dbc9" style:font-size-asian="14pt" style:language-asian="zh" style:country-asian="CN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84f7" officeooo:paragraph-rsid="001784f7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1784f7" officeooo:paragraph-rsid="001784f7" style:font-size-asian="16pt" style:language-asian="zh" style:country-asian="CN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65783c" officeooo:paragraph-rsid="0065783c" style:font-size-asian="16pt" style:language-asian="zh" style:country-asian="CN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7316e9" officeooo:paragraph-rsid="007316e9" style:font-size-asian="16pt" style:language-asian="zh" style:country-asian="CN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officeooo:rsid="00389d2d" officeooo:paragraph-rsid="00389d2d" style:font-size-asian="12pt" style:language-asian="zh" style:country-asian="CN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59dbc9" officeooo:paragraph-rsid="0059dbc9" style:font-size-asian="12pt" style:language-asian="zh" style:country-asian="CN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5b108a" officeooo:paragraph-rsid="005b108a" style:font-size-asian="12pt" style:language-asian="zh" style:country-asian="CN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5c8287" officeooo:paragraph-rsid="005e030c" style:font-size-asian="12pt" style:language-asian="zh" style:country-asian="CN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742f7f" officeooo:paragraph-rsid="00742f7f" style:font-size-asian="12pt" style:language-asian="zh" style:country-asian="CN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7316e9" officeooo:paragraph-rsid="007316e9" style:font-size-asian="12pt" style:language-asian="zh" style:country-asian="CN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803823" officeooo:paragraph-rsid="00803823" style:font-size-asian="12pt" style:language-asian="zh" style:country-asian="CN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7a38a5" officeooo:paragraph-rsid="007316e9" style:font-size-asian="12pt" style:language-asian="zh" style:country-asian="CN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7316e9" officeooo:paragraph-rsid="007316e9" style:font-size-asian="12pt" style:language-asian="zh" style:country-asian="CN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771a84" officeooo:paragraph-rsid="007316e9" style:font-size-asian="12pt" style:language-asian="zh" style:country-asian="CN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officeooo:rsid="00312112" officeooo:paragraph-rsid="00312112" style:font-size-asian="15pt" style:language-asian="zh" style:country-asian="CN" style:font-size-complex="15pt"/>
    </style:style>
    <style:style style:name="P22" style:family="paragraph" style:parent-style-name="Standard">
      <style:paragraph-properties fo:text-align="start" style:justify-single-word="false"/>
      <style:text-properties officeooo:paragraph-rsid="00aacd74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47f6a6" officeooo:paragraph-rsid="00555500" style:font-size-asian="12pt" style:language-asian="zh" style:country-asian="CN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213c4c" officeooo:paragraph-rsid="002db49e" style:font-size-asian="12pt" style:language-asian="zh" style:country-asian="CN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13c4c" officeooo:paragraph-rsid="002ddf0d" style:font-size-asian="12pt" style:language-asian="zh" style:country-asian="CN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13c4c" officeooo:paragraph-rsid="0096a18d" style:font-size-asian="12pt" style:language-asian="zh" style:country-asian="CN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13c4c" officeooo:paragraph-rsid="00a3d0f7" style:font-size-asian="12pt" style:language-asian="zh" style:country-asian="CN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df0d" officeooo:paragraph-rsid="00555500" style:font-size-asian="12pt" style:language-asian="zh" style:country-asian="CN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df0d" officeooo:paragraph-rsid="002ddf0d" style:font-size-asian="12pt" style:language-asian="zh" style:country-asian="CN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2ddf0d" officeooo:paragraph-rsid="0096a18d" style:font-size-asian="12pt" style:language-asian="zh" style:country-asian="CN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9250b4" officeooo:paragraph-rsid="009250b4" style:font-size-asian="12pt" style:language-asian="zh" style:country-asian="CN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9250b4" officeooo:paragraph-rsid="00a3d0f7" style:font-size-asian="12pt" style:language-asian="zh" style:country-asian="CN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db49e" officeooo:paragraph-rsid="002db49e" style:font-size-asian="12pt" style:language-asian="zh" style:country-asian="CN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db49e" officeooo:paragraph-rsid="00a3d0f7" style:font-size-asian="12pt" style:language-asian="zh" style:country-asian="CN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89d2d" officeooo:paragraph-rsid="0096a18d" style:font-size-asian="12pt" style:language-asian="zh" style:country-asian="CN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96a18d" officeooo:paragraph-rsid="0096a18d" style:font-size-asian="12pt" style:language-asian="zh" style:country-asian="CN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ae7586" officeooo:paragraph-rsid="00ae7586" style:font-size-asian="12pt" style:language-asian="zh" style:country-asian="CN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44cc1" officeooo:paragraph-rsid="00b6ce3a" style:font-size-asian="12pt" style:language-asian="zh" style:country-asian="CN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81b5e" officeooo:paragraph-rsid="00b81b5e" style:font-size-asian="12pt" style:language-asian="zh" style:country-asian="CN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afeaa" officeooo:paragraph-rsid="004aa087" style:font-size-asian="12pt" style:language-asian="zh" style:country-asian="CN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fo:font-weight="bold" officeooo:rsid="009250b4" officeooo:paragraph-rsid="009250b4" style:font-size-asian="12pt" style:language-asian="zh" style:country-asian="CN" style:font-weight-asian="bold" style:font-size-complex="13.6999998092651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3.6999998092651pt" fo:font-weight="bold" officeooo:rsid="009250b4" officeooo:paragraph-rsid="00a3d0f7" style:font-size-asian="12pt" style:language-asian="zh" style:country-asian="CN" style:font-weight-asian="bold" style:font-size-complex="13.6999998092651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.6999998092651pt" fo:font-weight="bold" officeooo:rsid="0094ec71" officeooo:paragraph-rsid="0094ec71" style:font-size-asian="12pt" style:language-asian="zh" style:country-asian="CN" style:font-weight-asian="bold" style:font-size-complex="13.6999998092651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3.6999998092651pt" fo:font-weight="bold" officeooo:rsid="0094ec71" officeooo:paragraph-rsid="0096a18d" style:font-size-asian="12pt" style:language-asian="zh" style:country-asian="CN" style:font-weight-asian="bold" style:font-size-complex="13.6999998092651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2db49e" officeooo:paragraph-rsid="002db49e" style:font-size-asian="14pt" style:language-asian="zh" style:country-asian="CN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915240" officeooo:paragraph-rsid="00915240" style:font-size-asian="14pt" style:language-asian="zh" style:country-asian="CN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9e9c75" officeooo:paragraph-rsid="009e9c75" style:font-size-asian="14pt" style:language-asian="zh" style:country-asian="CN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9e9c75" officeooo:paragraph-rsid="00a3d0f7" style:font-size-asian="14pt" style:language-asian="zh" style:country-asian="CN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213c4c" officeooo:paragraph-rsid="00a53a63" style:font-size-asian="14pt" style:language-asian="zh" style:country-asian="CN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officeooo:rsid="00213c4c" officeooo:paragraph-rsid="00915240" style:font-size-asian="14pt" style:language-asian="zh" style:country-asian="CN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213c4c" officeooo:paragraph-rsid="002ddf0d" style:font-size-asian="14pt" style:language-asian="zh" style:country-asian="CN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a0b8b8" officeooo:paragraph-rsid="00a0b8b8" style:font-size-asian="14pt" style:language-asian="zh" style:country-asian="CN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59dbc9" officeooo:paragraph-rsid="0059dbc9" style:font-size-asian="14pt" style:language-asian="zh" style:country-asian="CN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fo:font-weight="normal" officeooo:rsid="009e9c75" officeooo:paragraph-rsid="00a3d0f7" style:font-size-asian="14pt" style:language-asian="zh" style:country-asian="CN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officeooo:rsid="00389d2d" officeooo:paragraph-rsid="00a3d0f7" style:font-size-asian="12pt" style:language-asian="zh" style:country-asian="CN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bafeaa" officeooo:paragraph-rsid="00bafeaa" style:font-size-asian="12pt" style:language-asian="zh" style:country-asian="CN" style:font-size-complex="12pt"/>
    </style:style>
    <style:style style:name="P57" style:family="paragraph" style:parent-style-name="Table_20_Contents">
      <style:text-properties style:font-size-asian="11pt"/>
    </style:style>
    <style:style style:name="P58" style:family="paragraph" style:parent-style-name="Table_20_Contents">
      <style:text-properties fo:font-size="11pt"/>
    </style:style>
    <style:style style:name="P59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fo:font-size="10.5pt" officeooo:paragraph-rsid="00a054f1" style:font-size-asian="10.5pt" style:font-size-complex="10.5pt"/>
    </style:style>
    <style:style style:name="P61" style:family="paragraph" style:parent-style-name="Text_20_body">
      <style:text-properties officeooo:paragraph-rsid="009964bb"/>
    </style:style>
    <style:style style:name="T1" style:family="text">
      <style:text-properties officeooo:rsid="00213c4c"/>
    </style:style>
    <style:style style:name="T2" style:family="text">
      <style:text-properties officeooo:rsid="002db49e"/>
    </style:style>
    <style:style style:name="T3" style:family="text">
      <style:text-properties fo:language="en" fo:country="US" officeooo:rsid="002db49e"/>
    </style:style>
    <style:style style:name="T4" style:family="text">
      <style:text-properties fo:language="en" fo:country="US" fo:font-weight="normal" officeooo:rsid="00a576e7" style:font-weight-asian="normal" style:font-weight-complex="normal"/>
    </style:style>
    <style:style style:name="T5" style:family="text">
      <style:text-properties officeooo:rsid="002ddf0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9dbc9" style:font-weight-asian="bold" style:font-weight-complex="bold"/>
    </style:style>
    <style:style style:name="T8" style:family="text">
      <style:text-properties fo:font-weight="bold" officeooo:rsid="002db49e" style:font-weight-asian="bold" style:font-weight-complex="bold"/>
    </style:style>
    <style:style style:name="T9" style:family="text">
      <style:text-properties fo:font-weight="bold" officeooo:rsid="002ddf0d" style:font-weight-asian="bold" style:font-weight-complex="bold"/>
    </style:style>
    <style:style style:name="T10" style:family="text">
      <style:text-properties fo:font-size="13.6999998092651pt" officeooo:rsid="001784f7" style:font-size-asian="12pt" style:language-asian="zh" style:country-asian="CN" style:font-size-complex="13.6999998092651pt"/>
    </style:style>
    <style:style style:name="T11" style:family="text">
      <style:text-properties fo:font-size="13.6999998092651pt" officeooo:rsid="0018409d" style:font-size-asian="12pt" style:language-asian="zh" style:country-asian="CN" style:font-size-complex="13.6999998092651pt"/>
    </style:style>
    <style:style style:name="T12" style:family="text">
      <style:text-properties fo:font-size="13.6999998092651pt" officeooo:rsid="008e2848" style:font-size-asian="12pt" style:language-asian="zh" style:country-asian="CN" style:font-size-complex="13.6999998092651pt"/>
    </style:style>
    <style:style style:name="T13" style:family="text">
      <style:text-properties fo:font-size="13.6999998092651pt" officeooo:rsid="00aa040e" style:font-size-asian="12pt" style:language-asian="zh" style:country-asian="CN" style:font-size-complex="13.6999998092651pt"/>
    </style:style>
    <style:style style:name="T14" style:family="text">
      <style:text-properties fo:font-size="13.6999998092651pt" officeooo:rsid="00aacd74" style:font-size-asian="12pt" style:language-asian="zh" style:country-asian="CN" style:font-size-complex="13.6999998092651pt"/>
    </style:style>
    <style:style style:name="T15" style:family="text">
      <style:text-properties fo:font-size="13.6999998092651pt" officeooo:rsid="00ac6587" style:font-size-asian="12pt" style:language-asian="zh" style:country-asian="CN" style:font-size-complex="13.6999998092651pt"/>
    </style:style>
    <style:style style:name="T16" style:family="text">
      <style:text-properties fo:font-size="13.6999998092651pt" officeooo:rsid="00ae7586" style:font-size-asian="12pt" style:language-asian="zh" style:country-asian="CN" style:font-size-complex="13.6999998092651pt"/>
    </style:style>
    <style:style style:name="T17" style:family="text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T18" style:family="text">
      <style:text-properties fo:font-size="13.6999998092651pt" fo:font-weight="normal" officeooo:rsid="00a1893b" style:font-size-asian="12pt" style:font-weight-asian="normal" style:font-size-complex="13.6999998092651pt" style:font-weight-complex="normal"/>
    </style:style>
    <style:style style:name="T19" style:family="text">
      <style:text-properties officeooo:rsid="00378a36" style:language-asian="zh" style:country-asian="CN"/>
    </style:style>
    <style:style style:name="T20" style:family="text">
      <style:text-properties officeooo:rsid="008f9825" style:language-asian="zh" style:country-asian="CN"/>
    </style:style>
    <style:style style:name="T21" style:family="text">
      <style:text-properties officeooo:rsid="009964bb" style:language-asian="zh" style:country-asian="CN"/>
    </style:style>
    <style:style style:name="T22" style:family="text">
      <style:text-properties officeooo:rsid="005b108a"/>
    </style:style>
    <style:style style:name="T23" style:family="text">
      <style:text-properties officeooo:rsid="005c8287"/>
    </style:style>
    <style:style style:name="T24" style:family="text">
      <style:text-properties officeooo:rsid="005e030c"/>
    </style:style>
    <style:style style:name="T25" style:family="text">
      <style:text-properties officeooo:rsid="00612fd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771a84" style:font-weight-asian="normal" style:font-weight-complex="normal"/>
    </style:style>
    <style:style style:name="T28" style:family="text">
      <style:text-properties fo:font-weight="normal" officeooo:rsid="00798d5f" style:font-weight-asian="normal" style:font-weight-complex="normal"/>
    </style:style>
    <style:style style:name="T29" style:family="text">
      <style:text-properties fo:font-weight="normal" officeooo:rsid="007a38a5" style:font-weight-asian="normal" style:font-weight-complex="normal"/>
    </style:style>
    <style:style style:name="T30" style:family="text">
      <style:text-properties fo:font-weight="normal" officeooo:rsid="008122ce" style:font-weight-asian="normal" style:font-weight-complex="normal"/>
    </style:style>
    <style:style style:name="T31" style:family="text">
      <style:text-properties fo:font-weight="normal" officeooo:rsid="00840dea" style:font-weight-asian="normal" style:font-weight-complex="normal"/>
    </style:style>
    <style:style style:name="T32" style:family="text">
      <style:text-properties fo:color="#ff3333" fo:font-size="13.6999998092651pt" officeooo:rsid="00aa040e" style:font-size-asian="12pt" style:language-asian="zh" style:country-asian="CN" style:font-size-complex="13.6999998092651pt"/>
    </style:style>
    <style:style style:name="T33" style:family="text">
      <style:text-properties fo:color="#ff3333" fo:font-size="13.6999998092651pt" officeooo:rsid="008e2848" style:font-size-asian="12pt" style:language-asian="zh" style:country-asian="CN" style:font-size-complex="13.6999998092651pt"/>
    </style:style>
    <style:style style:name="T34" style:family="text">
      <style:text-properties fo:color="#ff3333" fo:font-size="13.6999998092651pt" officeooo:rsid="00aacd74" style:font-size-asian="12pt" style:language-asian="zh" style:country-asian="CN" style:font-size-complex="13.6999998092651pt"/>
    </style:style>
    <style:style style:name="T35" style:family="text">
      <style:text-properties fo:color="#ff3333" fo:font-size="13.6999998092651pt" officeooo:rsid="00ae7586" style:font-size-asian="12pt" style:language-asian="zh" style:country-asian="CN" style:font-size-complex="13.6999998092651pt"/>
    </style:style>
    <style:style style:name="T36" style:family="text">
      <style:text-properties fo:color="#ff3333" fo:font-size="13.6999998092651pt" officeooo:rsid="00b0337c" style:font-size-asian="12pt" style:language-asian="zh" style:country-asian="CN" style:font-size-complex="13.6999998092651pt"/>
    </style:style>
    <style:style style:name="T37" style:family="text">
      <style:text-properties fo:font-variant="normal" fo:text-transform="none" fo:color="#000000" fo:letter-spacing="normal" officeooo:rsid="009964bb" style:font-size-asian="10.5pt" style:language-asian="zh" style:country-asian="CN" style:font-style-asian="normal" style:font-weight-asian="normal"/>
    </style:style>
    <style:style style:name="T38" style:family="text">
      <style:text-properties fo:font-variant="normal" fo:text-transform="none" fo:color="#000000" fo:letter-spacing="normal" style:font-size-asian="11.25pt" style:font-style-asian="normal" style:font-weight-asian="normal"/>
    </style:style>
    <style:style style:name="T39" style:family="text">
      <style:text-properties fo:font-variant="normal" fo:text-transform="none" fo:color="#000000" fo:letter-spacing="normal" style:font-style-asian="normal" style:font-weight-asian="normal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font-size="11.25pt" fo:letter-spacing="normal" fo:font-style="normal" fo:font-weight="normal"/>
    </style:style>
    <style:style style:name="T42" style:family="text">
      <style:text-properties fo:color="#ff3300" fo:font-weight="bold" style:font-weight-asian="bold" style:font-weight-complex="bold"/>
    </style:style>
    <style:style style:name="T43" style:family="text">
      <style:text-properties fo:color="#ff3300" fo:font-weight="bold" officeooo:rsid="005b108a" style:font-weight-asian="bold" style:font-weight-complex="bold"/>
    </style:style>
    <style:style style:name="T44" style:family="text">
      <style:text-properties fo:font-size="11pt"/>
    </style:style>
    <style:style style:name="T45" style:family="text">
      <style:text-properties style:font-size-asian="11pt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7a38a5" style:font-size-asian="12pt" style:font-weight-asian="normal" style:font-size-complex="12pt" style:font-weight-complex="normal"/>
    </style:style>
    <style:style style:name="T48" style:family="text">
      <style:text-properties fo:font-size="12pt" officeooo:rsid="00a70832" style:font-size-asian="12pt" style:font-size-complex="12pt"/>
    </style:style>
    <style:style style:name="T49" style:family="text">
      <style:text-properties officeooo:rsid="008fa2e5"/>
    </style:style>
    <style:style style:name="T50" style:family="text">
      <style:text-properties officeooo:rsid="00904896"/>
    </style:style>
    <style:style style:name="T51" style:family="text">
      <style:text-properties officeooo:rsid="009250b4"/>
    </style:style>
    <style:style style:name="T52" style:family="text">
      <style:text-properties officeooo:rsid="0094ec71"/>
    </style:style>
    <style:style style:name="T53" style:family="text">
      <style:text-properties style:font-name-asian="Arial Unicode MS" style:font-size-asian="10pt"/>
    </style:style>
    <style:style style:name="T54" style:family="text">
      <style:text-properties officeooo:rsid="00a1c2fe"/>
    </style:style>
    <style:style style:name="T55" style:family="text">
      <style:text-properties officeooo:rsid="00a53a63"/>
    </style:style>
    <style:style style:name="T56" style:family="text">
      <style:text-properties officeooo:rsid="00a576e7"/>
    </style:style>
    <style:style style:name="T57" style:family="text">
      <style:text-properties officeooo:rsid="00a70832"/>
    </style:style>
    <style:style style:name="T58" style:family="text">
      <style:text-properties officeooo:rsid="00b0337c"/>
    </style:style>
    <style:style style:name="T59" style:family="text">
      <style:text-properties officeooo:rsid="00b132c6"/>
    </style:style>
    <style:style style:name="T60" style:family="text">
      <style:text-properties officeooo:rsid="00b44cc1"/>
    </style:style>
    <style:style style:name="T61" style:family="text">
      <style:text-properties officeooo:rsid="00b6596d"/>
    </style:style>
    <style:style style:name="T62" style:family="text">
      <style:text-properties officeooo:rsid="00b7d892"/>
    </style:style>
    <style:style style:name="T63" style:family="text">
      <style:text-properties officeooo:rsid="00be8e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年终总结</text:p>
      <text:p text:style-name="P7"><text:span text:style-name="T1">一</text:span>、<text:span text:style-name="T3">工作概况</text:span></text:p>
      <text:p text:style-name="P22"><text:span text:style-name="T10"><text:tab/></text:span><text:span text:style-name="T11">今年</text:span><text:span text:style-name="T12">以来</text:span><text:span text:style-name="T11">，截止到12月月底，</text:span><text:span text:style-name="T12">总共</text:span><text:span text:style-name="T13">任务</text:span><text:span text:style-name="T32">2</text:span><text:span text:style-name="T36">44</text:span><text:span text:style-name="T13">个</text:span><text:span text:style-name="T14">，其中</text:span><text:span text:style-name="T12">接手项目</text:span><text:span text:style-name="T33">13</text:span><text:span text:style-name="T12">个左右</text:span><text:span text:style-name="T13">，</text:span><text:span text:style-name="T16">所有算在内的任务总共</text:span><text:span text:style-name="T35">419</text:span><text:span text:style-name="T16">个，</text:span><text:span text:style-name="T14">开发</text:span><text:span text:style-name="T15">中</text:span><text:span text:style-name="T14">bug总共</text:span><text:span text:style-name="T34">101</text:span><text:span text:style-name="T14">个，</text:span><text:span text:style-name="T34">11</text:span><text:span text:style-name="T14">个事故报告 。</text:span><text:span text:style-name="T12">其中很大的项目由课程的改版，live的改版，服务包的改版等等</text:span><text:span text:style-name="T19">。</text:span><text:span text:style-name="T20">下面列举几个比较大的项目</text:span></text:p>
      <text:p text:style-name="P45">二、项目概况</text:p>
      <text:p text:style-name="P46"><text:span text:style-name="T51">任务</text:span>项目：</text:p>
      <text:p text:style-name="P49"><text:span text:style-name="T2">【私人助理】</text:span></text:p>
      <text:p text:style-name="P55"><text:span text:style-name="T6">项目简介</text:span>：</text:p>
      <text:p text:style-name="P27"><text:span text:style-name="T8">开始时间</text:span><text:span text:style-name="T2">： 4</text:span>月<text:span text:style-name="T55">11</text:span>日</text:p>
      <text:p text:style-name="P32"><text:span text:style-name="T6">预定上线</text:span>： <text:span text:style-name="T55">4</text:span>月<text:span text:style-name="T55">21</text:span>日</text:p>
      <text:p text:style-name="P27"><text:span text:style-name="T8">上线时间</text:span><text:span text:style-name="T2">：</text:span> <text:span text:style-name="T55">5</text:span>月<text:span text:style-name="T55">4</text:span>日</text:p>
      <text:p text:style-name="P34"><text:span text:style-name="T6">测试阶段bug</text:span>：<text:span text:style-name="T56">6</text:span>个<text:span text:style-name="T51">测试bug</text:span></text:p>
      <text:p text:style-name="P42">延期的原因：<text:span text:style-name="T26"> 延期的原因是</text:span><text:span text:style-name="T4">对接外部门的接口和逻辑花费太多的时间，导致估时不准，延期了</text:span></text:p>
      <text:p text:style-name="P48">上线数据<text:span text:style-name="T57">：</text:span></text:p>
      <text:p text:style-name="P54"><text:tab/><text:span text:style-name="T48">私人助理的功能主要是针对播主，为播主服务用户提供相关数据方面的支持和决策。上线之后又添加了很多定制化的消息和投稿消息推送等相关功能，主要是讲运营活动也结合进去。</text:span></text:p>
      <text:p text:style-name="P46"/>
      <text:p text:style-name="P4"><text:span text:style-name="T2">【wap视频课程】</text:span></text:p>
      <text:p text:style-name="P11"><text:span text:style-name="T6">项目简介</text:span>：<text:span text:style-name="T49">实现wap端的课程展示</text:span></text:p>
      <text:p text:style-name="P1"><text:span text:style-name="T8">开始时间</text:span><text:span text:style-name="T2">： 3</text:span>月<text:span text:style-name="T50">7</text:span>日</text:p>
      <text:p text:style-name="P31"><text:span text:style-name="T6">提测时间</text:span>： 3月9日</text:p>
      <text:p text:style-name="P31"><text:span text:style-name="T6">预定上线</text:span>： 3月10日</text:p>
      <text:p text:style-name="P1"><text:span text:style-name="T8">上线时间</text:span><text:span text:style-name="T2">：</text:span> <text:span text:style-name="T50">3</text:span>月<text:span text:style-name="T50">27</text:span>日</text:p>
      <text:p text:style-name="P33"><text:span text:style-name="T6">测试阶段bug</text:span>：<text:span text:style-name="T51">11</text:span>个<text:span text:style-name="T51">测试bug，5个优化</text:span></text:p>
      <text:p text:style-name="P41">延期的原因：<text:span text:style-name="T26"> 延期的原因是插入任务，还有需求变更导致最后上线的时候延后到了27号</text:span></text:p>
      <text:p text:style-name="P47">上线数据：</text:p>
      <text:p text:style-name="P47"><text:tab/><text:span text:style-name="T46">截止12月22日为止，课程视频直播服务已为72个体系课程提供视频直播服务，总共提供视频直播服务520次，累计时长达17685.8分钟，单次最长直播时长达375分钟。</text:span></text:p>
      <text:p text:style-name="P47">视频购买数据：</text:p>
      <text:p text:style-name="P47"><text:tab/></text:p>
      <table:table table:name="表格4" table:style-name="表格4">
        <table:table-column table:style-name="表格4.A" table:number-columns-repeated="4"/>
        <text:soft-page-break/>
        <table:table-row>
          <table:table-cell table:style-name="表格4.A1" office:value-type="string">
            <text:p text:style-name="P59"><text:span text:style-name="T39">课程名字</text:span> </text:p>
          </table:table-cell>
          <table:table-cell table:style-name="表格4.A1" office:value-type="string">
            <text:p text:style-name="P59"><text:span text:style-name="T39">订阅人数</text:span> </text:p>
          </table:table-cell>
          <table:table-cell table:style-name="表格4.A1" office:value-type="string">
            <text:p text:style-name="P59"><text:span text:style-name="T39">订阅金额</text:span> </text:p>
          </table:table-cell>
          <table:table-cell table:style-name="表格4.D1" office:value-type="string">
            <text:p text:style-name="P59"><text:span text:style-name="T39">复购率</text:span> </text:p>
          </table:table-cell>
        </table:table-row>
        <table:table-row>
          <table:table-cell table:style-name="表格4.A2" office:value-type="string">
            <text:p text:style-name="P59"><text:span text:style-name="T39">投资提高强训季度课</text:span> </text:p>
          </table:table-cell>
          <table:table-cell table:style-name="表格4.A2" office:value-type="string">
            <text:p text:style-name="P59"><text:span text:style-name="T40">233</text:span> </text:p>
          </table:table-cell>
          <table:table-cell table:style-name="表格4.A2" office:value-type="string">
            <text:p text:style-name="P59"><text:span text:style-name="T40">1371904</text:span> </text:p>
          </table:table-cell>
          <table:table-cell table:style-name="表格4.D2" office:value-type="string">
            <text:p text:style-name="P59">78%</text:p>
          </table:table-cell>
        </table:table-row>
        <table:table-row>
          <table:table-cell table:style-name="表格4.A2" office:value-type="string">
            <text:p text:style-name="P59"><text:span text:style-name="T39">阿狸知识圈</text:span> </text:p>
          </table:table-cell>
          <table:table-cell table:style-name="表格4.A2" office:value-type="string">
            <text:p text:style-name="P59"><text:span text:style-name="T40">1131</text:span> </text:p>
          </table:table-cell>
          <table:table-cell table:style-name="表格4.A2" office:value-type="string">
            <text:p text:style-name="P59"><text:span text:style-name="T40">225069</text:span> </text:p>
          </table:table-cell>
          <table:table-cell table:style-name="表格4.D2" office:value-type="string">
            <text:p text:style-name="P59"/>
          </table:table-cell>
        </table:table-row>
        <table:table-row table:style-name="表格4.4">
          <table:table-cell table:style-name="表格4.A2" office:value-type="string">
            <text:p text:style-name="P59">炒股，看懂行业就够了</text:p>
          </table:table-cell>
          <table:table-cell table:style-name="表格4.A2" office:value-type="string">
            <text:p text:style-name="P60">7</text:p>
          </table:table-cell>
          <table:table-cell table:style-name="表格4.A2" office:value-type="string">
            <text:p text:style-name="P60">147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赢家军三师合并体系课</text:p>
          </table:table-cell>
          <table:table-cell table:style-name="表格4.A2" office:value-type="string">
            <text:p text:style-name="P60">68</text:p>
          </table:table-cell>
          <table:table-cell table:style-name="表格4.A2" office:value-type="string">
            <text:p text:style-name="P60">88400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39">缠中说禅</text:span> </text:p>
          </table:table-cell>
          <table:table-cell table:style-name="表格4.A2" office:value-type="string">
            <text:p text:style-name="P59"><text:span text:style-name="T40">373</text:span> </text:p>
          </table:table-cell>
          <table:table-cell table:style-name="表格4.A2" office:value-type="string">
            <text:p text:style-name="P59"><text:span text:style-name="T40">7460</text:span>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39">股票强势股教学理论技术知识教</text:span> </text:p>
          </table:table-cell>
          <table:table-cell table:style-name="表格4.A2" office:value-type="string">
            <text:p text:style-name="P59"><text:span text:style-name="T40">489</text:span> </text:p>
          </table:table-cell>
          <table:table-cell table:style-name="表格4.A2" office:value-type="string">
            <text:p text:style-name="P59"><text:span text:style-name="T40">9780</text:span>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39">三哥</text:span><text:span text:style-name="T40">+</text:span><text:span text:style-name="T39">张科经验大分享</text:span> </text:p>
          </table:table-cell>
          <table:table-cell table:style-name="表格4.A2" office:value-type="string">
            <text:p text:style-name="P59"><text:span text:style-name="T40">405</text:span> </text:p>
          </table:table-cell>
          <table:table-cell table:style-name="表格4.A2" office:value-type="string">
            <text:p text:style-name="P59"><text:span text:style-name="T40">404595</text:span> </text:p>
          </table:table-cell>
          <table:table-cell table:style-name="表格4.D2" office:value-type="string">
            <text:p text:style-name="P59"/>
          </table:table-cell>
        </table:table-row>
        <table:table-row table:style-name="表格4.9">
          <table:table-cell table:style-name="表格4.A2" office:value-type="string">
            <text:p text:style-name="P59"><text:span text:style-name="T39">破解波浪理论绝学的密码</text:span> </text:p>
          </table:table-cell>
          <table:table-cell table:style-name="表格4.A2" office:value-type="string">
            <text:p text:style-name="P59"><text:span text:style-name="T40">143</text:span> </text:p>
          </table:table-cell>
          <table:table-cell table:style-name="表格4.A2" office:value-type="string">
            <text:p text:style-name="P59"><text:span text:style-name="T40">85458</text:span>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41">8</text:span><text:span text:style-name="T38">月精品课程</text:span> </text:p>
          </table:table-cell>
          <table:table-cell table:style-name="表格4.A2" office:value-type="string">
            <text:p text:style-name="P59"><text:span text:style-name="T41">350</text:span> </text:p>
          </table:table-cell>
          <table:table-cell table:style-name="表格4.A2" office:value-type="string">
            <text:p text:style-name="P59"><text:span text:style-name="T41">700600</text:span>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38">投资者筹码分析</text:span> </text:p>
          </table:table-cell>
          <table:table-cell table:style-name="表格4.A2" office:value-type="string">
            <text:p text:style-name="P59"><text:span text:style-name="T41">226</text:span> </text:p>
          </table:table-cell>
          <table:table-cell table:style-name="表格4.A2" office:value-type="string">
            <text:p text:style-name="P59"><text:span text:style-name="T41">318574</text:span> </text:p>
          </table:table-cell>
          <table:table-cell table:style-name="表格4.D2" office:value-type="string">
            <text:p text:style-name="P59"/>
          </table:table-cell>
        </table:table-row>
        <table:table-row>
          <table:table-cell table:style-name="表格4.A2" office:value-type="string">
            <text:p text:style-name="P59"><text:span text:style-name="T38">订单总数</text:span> </text:p>
          </table:table-cell>
          <table:table-cell table:style-name="表格4.A2" office:value-type="string">
            <text:p text:style-name="P59"><text:span text:style-name="T41">6687</text:span> </text:p>
          </table:table-cell>
          <table:table-cell table:style-name="表格4.A2" office:value-type="string">
            <text:p text:style-name="P59"><text:span text:style-name="T41">4175823</text:span> </text:p>
          </table:table-cell>
          <table:table-cell table:style-name="表格4.D2" office:value-type="string">
            <text:p text:style-name="P59"/>
          </table:table-cell>
        </table:table-row>
      </table:table>
      <text:p text:style-name="P47"><text:span text:style-name="T17"/></text:p>
      <text:p text:style-name="P52"><text:span text:style-name="T17">由于实际课程收费的时间是789月份，后面10月因为合规的原因，收费产品都被下线了，所以实际课程售卖的时候只有是三个月，所以相对而言，课程的销售还是可以的。</text:span><text:span text:style-name="T18">而且部分课程的复购率很高。</text:span></text:p>
      <text:p text:style-name="P5"/>
      <text:p text:style-name="P5"><text:span text:style-name="T5">【频道改版】</text:span></text:p>
      <text:p text:style-name="P3"><text:span text:style-name="T6">项目简介</text:span>：<text:span text:style-name="T52">以LIVE为核心的wap圈子的改版，以频道为主体，以LIVE的内容</text:span></text:p>
      <text:p text:style-name="P25"><text:span text:style-name="T9">开始时间</text:span><text:span text:style-name="T5">：7</text:span>月1<text:span text:style-name="T52">0</text:span>日</text:p>
      <text:p text:style-name="P43">预计上线： <text:span text:style-name="T26">8月15日</text:span></text:p>
      <text:p text:style-name="P2"><text:span text:style-name="T6">上线时间</text:span>： <text:span text:style-name="T52">8</text:span>月<text:span text:style-name="T52">10</text:span>日</text:p>
      <text:p text:style-name="P2"><text:span text:style-name="T6">测试阶段bug</text:span>：<text:span text:style-name="T52">12个开发bug</text:span></text:p>
      <text:p text:style-name="P2"><text:span text:style-name="T6">上线后数据</text:span>： </text:p>
      <text:p text:style-name="P36">频道上线一周和7月份的数据对比：</text:p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57">直播间数据</text:p>
          </table:table-cell>
          <table:table-cell table:style-name="表格1.A1" office:value-type="string">
            <text:p text:style-name="Table_20_Contents"><text:span text:style-name="T44">7</text:span><text:span text:style-name="T45">月平均</text:span></text:p>
          </table:table-cell>
          <table:table-cell table:style-name="表格1.A1" office:value-type="string">
            <text:p text:style-name="Table_20_Contents"><text:span text:style-name="T44">8.14-17</text:span><text:span text:style-name="T45">平均</text:span></text:p>
          </table:table-cell>
          <table:table-cell table:style-name="表格1.A1" office:value-type="string">
            <text:p text:style-name="P57">同比增长</text:p>
          </table:table-cell>
        </table:table-row>
        <table:table-row table:style-name="表格1.2">
          <table:table-cell table:style-name="表格1.A2" office:value-type="string">
            <text:p text:style-name="Table_20_Contents"><text:span text:style-name="T45">直播间</text:span><text:span text:style-name="T44">(</text:span><text:span text:style-name="T45">频道</text:span><text:span text:style-name="T44">+LIVE</text:span><text:span text:style-name="T45">去重</text:span><text:span text:style-name="T44">)IP</text:span></text:p>
          </table:table-cell>
          <table:table-cell table:style-name="表格1.A2" office:value-type="string">
            <text:p text:style-name="P58">239924</text:p>
          </table:table-cell>
          <table:table-cell table:style-name="表格1.A2" office:value-type="string">
            <text:p text:style-name="P58">220336</text:p>
          </table:table-cell>
          <table:table-cell table:style-name="表格1.A2" office:value-type="string">
            <text:p text:style-name="P58">-8.16%</text:p>
          </table:table-cell>
        </table:table-row>
        <table:table-row table:style-name="表格1.2">
          <table:table-cell table:style-name="表格1.A3" office:value-type="string">
            <text:p text:style-name="Table_20_Contents"><text:span text:style-name="T45">直播间</text:span><text:span text:style-name="T44">(</text:span><text:span text:style-name="T45">频道</text:span><text:span text:style-name="T44">+LIVE</text:span><text:span text:style-name="T45">去重</text:span><text:span text:style-name="T44">)PV</text:span></text:p>
          </table:table-cell>
          <table:table-cell table:style-name="表格1.A3" office:value-type="string">
            <text:p text:style-name="P58">1547714</text:p>
          </table:table-cell>
          <table:table-cell table:style-name="表格1.A3" office:value-type="string">
            <text:p text:style-name="P58">2023270</text:p>
          </table:table-cell>
          <table:table-cell table:style-name="表格1.A3" office:value-type="string">
            <text:p text:style-name="P58">30.73%</text:p>
          </table:table-cell>
        </table:table-row>
        <table:table-row table:style-name="表格1.2">
          <table:table-cell table:style-name="表格1.A2" office:value-type="string">
            <text:p text:style-name="Table_20_Contents"><text:span text:style-name="T45">直播间（</text:span><text:span text:style-name="T44">LIVE</text:span><text:span text:style-name="T45">）次均停留时长</text:span></text:p>
          </table:table-cell>
          <table:table-cell table:style-name="表格1.A2" office:value-type="string">
            <text:p text:style-name="P58">32.5</text:p>
          </table:table-cell>
          <table:table-cell table:style-name="表格1.A2" office:value-type="string">
            <text:p text:style-name="P58">44.7</text:p>
          </table:table-cell>
          <table:table-cell table:style-name="表格1.A2" office:value-type="string">
            <text:p text:style-name="P58">37.54%</text:p>
          </table:table-cell>
        </table:table-row>
        <text:soft-page-break/>
        <table:table-row table:style-name="表格1.2">
          <table:table-cell table:style-name="表格1.A3" office:value-type="string">
            <text:p text:style-name="Table_20_Contents"><text:span text:style-name="T45">直播间（</text:span><text:span text:style-name="T44">LIVE</text:span><text:span text:style-name="T45">）人均停留时长</text:span></text:p>
          </table:table-cell>
          <table:table-cell table:style-name="表格1.A3" office:value-type="string">
            <text:p text:style-name="P58">109.8</text:p>
          </table:table-cell>
          <table:table-cell table:style-name="表格1.A3" office:value-type="string">
            <text:p text:style-name="P58">186.3</text:p>
          </table:table-cell>
          <table:table-cell table:style-name="表格1.A3" office:value-type="string">
            <text:p text:style-name="P58">69.67%</text:p>
          </table:table-cell>
        </table:table-row>
        <table:table-row table:style-name="表格1.2">
          <table:table-cell table:style-name="表格1.A2" office:value-type="string">
            <text:p text:style-name="P57">直播人数</text:p>
          </table:table-cell>
          <table:table-cell table:style-name="表格1.A2" office:value-type="string">
            <text:p text:style-name="P58">244</text:p>
          </table:table-cell>
          <table:table-cell table:style-name="表格1.A2" office:value-type="string">
            <text:p text:style-name="P58">223</text:p>
          </table:table-cell>
          <table:table-cell table:style-name="表格1.A2" office:value-type="string">
            <text:p text:style-name="P58">-8.61%</text:p>
          </table:table-cell>
        </table:table-row>
        <table:table-row table:style-name="表格1.7">
          <table:table-cell table:style-name="表格1.A3" office:value-type="string">
            <text:p text:style-name="P57">直播数</text:p>
          </table:table-cell>
          <table:table-cell table:style-name="表格1.A3" office:value-type="string">
            <text:p text:style-name="P58">10198</text:p>
          </table:table-cell>
          <table:table-cell table:style-name="表格1.A3" office:value-type="string">
            <text:p text:style-name="P58">9005</text:p>
          </table:table-cell>
          <table:table-cell table:style-name="表格1.A3" office:value-type="string">
            <text:p text:style-name="P58">-11.70%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57">聊天室数据</text:p>
          </table:table-cell>
          <table:table-cell table:style-name="表格2.A1" office:value-type="string">
            <text:p text:style-name="Table_20_Contents"><text:span text:style-name="T44">7</text:span><text:span text:style-name="T45">月平均</text:span></text:p>
          </table:table-cell>
          <table:table-cell table:style-name="表格2.A1" office:value-type="string">
            <text:p text:style-name="Table_20_Contents"><text:span text:style-name="T44">8.14-17</text:span><text:span text:style-name="T45">平均</text:span></text:p>
          </table:table-cell>
          <table:table-cell table:style-name="表格2.A1" office:value-type="string">
            <text:p text:style-name="P57">同比增长</text:p>
          </table:table-cell>
        </table:table-row>
        <table:table-row table:style-name="表格2.2">
          <table:table-cell table:style-name="表格2.A2" office:value-type="string">
            <text:p text:style-name="Table_20_Contents"><text:span text:style-name="T45">聊天室（讨论区）</text:span><text:span text:style-name="T44">IP</text:span></text:p>
          </table:table-cell>
          <table:table-cell table:style-name="表格2.A2" office:value-type="string">
            <text:p text:style-name="P58">31567</text:p>
          </table:table-cell>
          <table:table-cell table:style-name="表格2.A2" office:value-type="string">
            <text:p text:style-name="P58">21650</text:p>
          </table:table-cell>
          <table:table-cell table:style-name="表格2.A2" office:value-type="string">
            <text:p text:style-name="P58">-31.42%</text:p>
          </table:table-cell>
        </table:table-row>
        <table:table-row table:style-name="表格2.2">
          <table:table-cell table:style-name="表格2.A3" office:value-type="string">
            <text:p text:style-name="Table_20_Contents"><text:span text:style-name="T45">聊天室（讨论区）</text:span><text:span text:style-name="T44">PV</text:span></text:p>
          </table:table-cell>
          <table:table-cell table:style-name="表格2.A3" office:value-type="string">
            <text:p text:style-name="P58">164222</text:p>
          </table:table-cell>
          <table:table-cell table:style-name="表格2.A3" office:value-type="string">
            <text:p text:style-name="P58">70032</text:p>
          </table:table-cell>
          <table:table-cell table:style-name="表格2.A3" office:value-type="string">
            <text:p text:style-name="P58">-57.36%</text:p>
          </table:table-cell>
        </table:table-row>
        <table:table-row table:style-name="表格2.2">
          <table:table-cell table:style-name="表格2.A2" office:value-type="string">
            <text:p text:style-name="P57">聊天室（讨论区）次均停留时长</text:p>
          </table:table-cell>
          <table:table-cell table:style-name="表格2.A2" office:value-type="string">
            <text:p text:style-name="P58">12</text:p>
          </table:table-cell>
          <table:table-cell table:style-name="表格2.A2" office:value-type="string">
            <text:p text:style-name="P58">31.6</text:p>
          </table:table-cell>
          <table:table-cell table:style-name="表格2.A2" office:value-type="string">
            <text:p text:style-name="P58">163.33%</text:p>
          </table:table-cell>
        </table:table-row>
        <table:table-row table:style-name="表格2.2">
          <table:table-cell table:style-name="表格2.A3" office:value-type="string">
            <text:p text:style-name="P57">聊天室（讨论区）人均停留时长</text:p>
          </table:table-cell>
          <table:table-cell table:style-name="表格2.A3" office:value-type="string">
            <text:p text:style-name="P58">45.6</text:p>
          </table:table-cell>
          <table:table-cell table:style-name="表格2.A3" office:value-type="string">
            <text:p text:style-name="P58">104.3</text:p>
          </table:table-cell>
          <table:table-cell table:style-name="表格2.A3" office:value-type="string">
            <text:p text:style-name="P58">128.73%</text:p>
          </table:table-cell>
        </table:table-row>
        <table:table-row table:style-name="表格2.2">
          <table:table-cell table:style-name="表格2.A2" office:value-type="string">
            <text:p text:style-name="P57">聊天人数</text:p>
          </table:table-cell>
          <table:table-cell table:style-name="表格2.A2" office:value-type="string">
            <text:p text:style-name="P58">5632</text:p>
          </table:table-cell>
          <table:table-cell table:style-name="表格2.A2" office:value-type="string">
            <text:p text:style-name="P58">5720</text:p>
          </table:table-cell>
          <table:table-cell table:style-name="表格2.A2" office:value-type="string">
            <text:p text:style-name="P58">1.56%</text:p>
          </table:table-cell>
        </table:table-row>
        <table:table-row table:style-name="表格2.7">
          <table:table-cell table:style-name="表格2.A3" office:value-type="string">
            <text:p text:style-name="P57">聊天数</text:p>
          </table:table-cell>
          <table:table-cell table:style-name="表格2.A3" office:value-type="string">
            <text:p text:style-name="P58">35651</text:p>
          </table:table-cell>
          <table:table-cell table:style-name="表格2.A3" office:value-type="string">
            <text:p text:style-name="P58">34104</text:p>
          </table:table-cell>
          <table:table-cell table:style-name="表格2.A3" office:value-type="string">
            <text:p text:style-name="P58">-4.34%</text:p>
          </table:table-cell>
        </table:table-row>
      </table:table>
      <text:p text:style-name="P2"/>
      <text:p text:style-name="P2"/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C"/>
        <table:table-column table:style-name="表格3.F"/>
        <table:table-row table:style-name="表格3.1">
          <table:table-cell table:style-name="表格3.A1" office:value-type="string">
            <text:p text:style-name="P57">数据项</text:p>
          </table:table-cell>
          <table:table-cell table:style-name="表格3.A1" office:value-type="string">
            <text:p text:style-name="P58">8.14</text:p>
          </table:table-cell>
          <table:table-cell table:style-name="表格3.A1" office:value-type="string">
            <text:p text:style-name="P58">8.15</text:p>
          </table:table-cell>
          <table:table-cell table:style-name="表格3.A1" office:value-type="string">
            <text:p text:style-name="P58">8.16</text:p>
          </table:table-cell>
          <table:table-cell table:style-name="表格3.A1" office:value-type="string">
            <text:p text:style-name="P58">8.17</text:p>
          </table:table-cell>
          <table:table-cell table:style-name="表格3.A1" office:value-type="string">
            <text:p text:style-name="P57">四日平均值</text:p>
          </table:table-cell>
        </table:table-row>
        <table:table-row table:style-name="表格3.2">
          <table:table-cell table:style-name="表格3.A2" office:value-type="string">
            <text:p text:style-name="P57">直播频道数</text:p>
          </table:table-cell>
          <table:table-cell table:style-name="表格3.A2" office:value-type="string">
            <text:p text:style-name="P58">153</text:p>
          </table:table-cell>
          <table:table-cell table:style-name="表格3.A2" office:value-type="string">
            <text:p text:style-name="P58">79</text:p>
          </table:table-cell>
          <table:table-cell table:style-name="表格3.A2" office:value-type="string">
            <text:p text:style-name="P58">77</text:p>
          </table:table-cell>
          <table:table-cell table:style-name="表格3.A2" office:value-type="string">
            <text:p text:style-name="P58">74</text:p>
          </table:table-cell>
          <table:table-cell table:style-name="表格3.A2" office:value-type="string">
            <text:p text:style-name="P58">95.75</text:p>
          </table:table-cell>
        </table:table-row>
        <table:table-row table:style-name="表格3.2">
          <table:table-cell table:style-name="表格3.A3" office:value-type="string">
            <text:p text:style-name="Table_20_Contents"><text:span text:style-name="T44">LIVE</text:span><text:span text:style-name="T53">创建场次</text:span></text:p>
          </table:table-cell>
          <table:table-cell table:style-name="表格3.A3" office:value-type="string">
            <text:p text:style-name="P58">164</text:p>
          </table:table-cell>
          <table:table-cell table:style-name="表格3.A3" office:value-type="string">
            <text:p text:style-name="P58">85</text:p>
          </table:table-cell>
          <table:table-cell table:style-name="表格3.A3" office:value-type="string">
            <text:p text:style-name="P58">83</text:p>
          </table:table-cell>
          <table:table-cell table:style-name="表格3.A3" office:value-type="string">
            <text:p text:style-name="P58">75</text:p>
          </table:table-cell>
          <table:table-cell table:style-name="表格3.A3" office:value-type="string">
            <text:p text:style-name="P58">101.75</text:p>
          </table:table-cell>
        </table:table-row>
        <table:table-row table:style-name="表格3.2">
          <table:table-cell table:style-name="表格3.A2" office:value-type="string">
            <text:p text:style-name="Table_20_Contents"><text:span text:style-name="T44">LIVE</text:span><text:span text:style-name="T53">结束场次</text:span></text:p>
          </table:table-cell>
          <table:table-cell table:style-name="表格3.A2" office:value-type="string">
            <text:p text:style-name="P58">60</text:p>
          </table:table-cell>
          <table:table-cell table:style-name="表格3.A2" office:value-type="string">
            <text:p text:style-name="P58">66</text:p>
          </table:table-cell>
          <table:table-cell table:style-name="表格3.A2" office:value-type="string">
            <text:p text:style-name="P58">73</text:p>
          </table:table-cell>
          <table:table-cell table:style-name="表格3.A2" office:value-type="string">
            <text:p text:style-name="P58">64</text:p>
          </table:table-cell>
          <table:table-cell table:style-name="表格3.A2" office:value-type="string">
            <text:p text:style-name="P58">65.75</text:p>
          </table:table-cell>
        </table:table-row>
        <table:table-row table:style-name="表格3.5">
          <table:table-cell table:style-name="表格3.A3" office:value-type="string">
            <text:p text:style-name="P57">新增关注人数</text:p>
          </table:table-cell>
          <table:table-cell table:style-name="表格3.A3" office:value-type="string">
            <text:p text:style-name="P58">15348</text:p>
          </table:table-cell>
          <table:table-cell table:style-name="表格3.A3" office:value-type="string">
            <text:p text:style-name="P58">9961</text:p>
          </table:table-cell>
          <table:table-cell table:style-name="表格3.A3" office:value-type="string">
            <text:p text:style-name="P58">9824</text:p>
          </table:table-cell>
          <table:table-cell table:style-name="表格3.A3" office:value-type="string">
            <text:p text:style-name="P58">8801</text:p>
          </table:table-cell>
          <table:table-cell table:style-name="表格3.A3" office:value-type="string">
            <text:p text:style-name="P58">10983.5</text:p>
          </table:table-cell>
        </table:table-row>
      </table:table>
      <text:p text:style-name="Text_20_body"><text:line-break/><text:span text:style-name="T21">总结：</text:span></text:p>
      <text:p text:style-name="P61"><text:span text:style-name="T21"><text:tab/></text:span><text:span text:style-name="T37">1.改版后直播间流量有些许下滑，但停留时长大幅提升；</text:span></text:p>
      <text:p text:style-name="P61"><text:span text:style-name="T37"><text:tab/>2.聊天室流量下降明显，但停留时长翻倍增长，聊天人数和聊天条数没有太大变化，说明新版讨论区对新用户不够友好；</text:span></text:p>
      <text:p text:style-name="P61"><text:span text:style-name="T37"><text:tab/>3.从LIVE创建场次和结束场次可看出，在改版熟悉过程中，部分播主将LIVE当做原先的直播间使用，还未养成话题直播的习惯。</text:span></text:p>
      <text:p text:style-name="P28"/>
      <text:p text:style-name="P28"/>
      <text:p text:style-name="P28"/>
      <text:p text:style-name="P28"/>
      <text:p text:style-name="P50"><text:soft-page-break/><text:span text:style-name="T5">【创作平台Live改版】</text:span></text:p>
      <text:p text:style-name="P35"><text:span text:style-name="T6">项目简介</text:span>：<text:span text:style-name="T52">以LIVE为核心的wap圈子的改版，以频道为主体，以LIVE的内容</text:span></text:p>
      <text:p text:style-name="P26"><text:span text:style-name="T9">开始时间</text:span><text:span text:style-name="T5">：7</text:span>月1<text:span text:style-name="T52">0</text:span>日</text:p>
      <text:p text:style-name="P44">预计上线： <text:span text:style-name="T26">8月15日</text:span></text:p>
      <text:p text:style-name="P30"><text:span text:style-name="T6">上线时间</text:span>： <text:span text:style-name="T52">8</text:span>月<text:span text:style-name="T52">10</text:span>日</text:p>
      <text:p text:style-name="P30"><text:span text:style-name="T6">测试阶段bug</text:span>：<text:span text:style-name="T52">12个开发bug</text:span></text:p>
      <text:p text:style-name="P30"><text:span text:style-name="T6">上线后数据</text:span>： </text:p>
      <text:p text:style-name="P28"><text:tab/><text:span text:style-name="T54">由于上线时间较短，相关的数据较少，但是播主反馈新的live后台使用起来很舒服。</text:span></text:p>
      <text:p text:style-name="P23"/>
      <text:p text:style-name="P23"/>
      <text:p text:style-name="P21"><text:span text:style-name="T6">三、</text:span><text:span text:style-name="T7">工作总结</text:span></text:p>
      <text:p text:style-name="P6">【项目总结】</text:p>
      <text:p text:style-name="P56"><text:tab/>今年参与的项目有很多，比较有成就的项目就是课程项目，创作平台Live项目还有频道改版项目。</text:p>
      <text:p text:style-name="P56"><text:tab/>课程项目和我们去年定的今年流水目标相关，虽然今年的课程的流水只有400多万，但是由于实际只有运行了3个月，所以相对来说业绩还是可以的。同时今年我们将课程的资源迁移的我们自己的服务器，实现了底层视频逻辑的可控性，为以后相关业务方面的发展提供了基础。</text:p>
      <text:p text:style-name="P56"><text:tab/><text:span text:style-name="T63">频道项目是讲我们的圈子产品转型为以频道为主体，以LIVE为内容展现形式。</text:span></text:p>
      <text:p text:style-name="P56"><text:tab/></text:p>
      <text:p text:style-name="P56"><text:tab/></text:p>
      <text:p text:style-name="P6"/>
      <text:p text:style-name="P37">今年项目中存在的一些我<text:span text:style-name="T62">的</text:span>问题</text:p>
      <text:p text:style-name="P37">1、<text:span text:style-name="T58">bug问题：</text:span></text:p>
      <text:p text:style-name="P37"><text:tab/><text:span text:style-name="T59">开发过程中，提测不仔细的问题还是存在，同时我看了很大的一部分还是样式的问题，有很多的是空样式的问题导致的。所以空状态的处理规范需要确定一下，对于开发产品和测试来说，很多时候都会忽视了空状态的处理，包括我有一个事故报告就是关于空状态处理不当导致的问题。</text:span></text:p>
      <text:p text:style-name="P37"><text:tab/><text:span text:style-name="T60">解决方案：</text:span></text:p>
      <text:p text:style-name="P37"><text:tab/><text:tab/><text:span text:style-name="T60">1、产品确定需要的时候需要确认空状态处理</text:span></text:p>
      <text:p text:style-name="P37"><text:tab/><text:tab/><text:span text:style-name="T60">2、前端开发的时候需要确认空状态逻辑</text:span></text:p>
      <text:p text:style-name="P37"><text:tab/><text:tab/><text:span text:style-name="T60">3、测试编写测试用例的时候需要将空状态的逻辑编写进去</text:span></text:p>
      <text:p text:style-name="P37"/>
      <text:p text:style-name="P38">2、<text:span text:style-name="T61">针对项目估时问题</text:span></text:p>
      <text:p text:style-name="P38"><text:span text:style-name="T61"><text:tab/>今年我感觉在估时的过程中，我会针对很多细节去估时了，而不是针对一个大体的页面</text:span><text:soft-page-break/><text:span text:style-name="T61">去估时，编写估时报告的时候，我会具体到某个的接口的参数，具体到某个交互，这个进步的地方，但是在项目过程中的时候，还是会将某些逻辑遗漏掉，这些好像没有什么好的办法，只能在估时的时候将这部分不可控的时间给估时进去。</text:span></text:p>
      <text:p text:style-name="P40"/>
      <text:p text:style-name="P6"/>
      <text:p text:style-name="P6">【工作总结】</text:p>
      <text:p text:style-name="P12"><text:span text:style-name="T6">1、</text:span><text:span text:style-name="T43">大部分的任务都积极主动的完成了</text:span><text:span text:style-name="T22">，但是任然存在一些任务，完成的不够满意，比如一些项目的延期，主题圈改版项目上线的时候图片加载的bug，还有近期的弹幕的bug，原因有各方面的，逻辑的，需求不明确的，技术限制的等等。但是总的来说，工作的完成程度还是可以的。</text:span></text:p>
      <text:p text:style-name="P12"/>
      <text:p text:style-name="P13"><text:span text:style-name="T6">2、</text:span><text:span text:style-name="T42">和同事相处还算不错</text:span>，在我进来的时候开发部大概有13个人，之后又进入了5个人，和大家包括产品运营那边早已大部分人都已经熟悉了，所以在处理需求和业务问题的时候也是毫不客气的，该问的就问。</text:p>
      <text:p text:style-name="P13"/>
      <text:p text:style-name="P13"><text:span text:style-name="T6">3、</text:span><text:span text:style-name="T42">个人主动性方面我感觉自身还是比较差的</text:span>，我属于比较懒得那种，新知识的学习驱动力不足<text:span text:style-name="T23">，所以这方面需要反省一下。个人感觉业务驱动在我这里比自我驱动效果更好，就比如视频的这一块，如果没有业务驱动，可能我对组件，视频兼容，弹幕这种根本不会去了解。</text:span></text:p>
      <text:p text:style-name="P13"/>
      <text:p text:style-name="P14"><text:span text:style-name="T6">4、</text:span><text:span text:style-name="T42">还有就是前端素养方面的</text:span>，主要是产品意识，独立思考，UI审图方面的还有待提高，这方面。</text:p>
      <text:p text:style-name="P14"><text:tab/>产品意识应该就是去了解需求，质疑需求，优化需求，从用户的角度更好的配合产品实现需求，为用户服务。</text:p>
      <text:p text:style-name="P14"><text:tab/>独立思考有时候很矛盾，一方面如果时间比较紧张的时候遇到问题一时间无法解决，只能请求一下别人，另一方面有需要自我思考，否则你可能耽误了别人的时间的同时有没有解决自己的问题。有时候可以换个角度思考，看看能不能<text:span text:style-name="T24">解决问题，或者看看问题的紧急程度，不紧急的话可以先和产品商量，先放一下。所以需要灵活解决。</text:span></text:p>
      <text:p text:style-name="P14"><text:tab/><text:span text:style-name="T25">至于UI审图，只能说完成初稿后先自我核查，然后让UI核查一下，最后测试核查。</text:span></text:p>
      <text:p text:style-name="P15">5、<text:span text:style-name="T42">今年刚进来就写了一份事故报告</text:span>，原因是刚进来对当时任务的输入框组件不熟悉，没有做全局修改导致的，使得整个周末用户无法发表观点。</text:p>
      <text:p text:style-name="P15"/>
      <text:p text:style-name="P14"/>
      <text:p text:style-name="P9">四、展望明年</text:p>
      <text:p text:style-name="P18"/>
      <text:p text:style-name="P10"><text:span text:style-name="T47">1、</text:span><text:span text:style-name="T46">承担更多的业务压力，在业务中提高自己的产品意识，独立思考能力等前端素养。</text:span></text:p>
      <text:p text:style-name="P19"/>
      <text:p text:style-name="P16"><text:span text:style-name="T29">2、</text:span><text:span text:style-name="T27">明年视频业务的相关任务我会大部分接手下来，所以我需要针对视频的兼容性，视频的</text:span><text:soft-page-break/><text:span text:style-name="T27">七牛上传接口，视频的协议等方面做知识储备，然后进行相关的分享。</text:span></text:p>
      <text:p text:style-name="P20"/>
      <text:p text:style-name="P16"><text:span text:style-name="T29">3、</text:span><text:span text:style-name="T27">在前端工作中，我回去协助雄鹰和阿康完成新人的培训工作。前期关于grunt，git等方面的知识我会主动去教授。</text:span></text:p>
      <text:p text:style-name="P20"/>
      <text:p text:style-name="P16"><text:span text:style-name="T29">4、</text:span><text:span text:style-name="T27">在组件库方面，我要做到至少每月学习并且上传2个组件</text:span><text:span text:style-name="T28">。</text:span></text:p>
      <text:p text:style-name="P20"/>
      <text:p text:style-name="P17"><text:span text:style-name="T27">5</text:span><text:span text:style-name="T26">、项目开发过程中严格按照上面设计的前端节奏图来，</text:span><text:span text:style-name="T31">将每个项目</text:span><text:span text:style-name="T26">测试阶段反馈的bug减少到7个以内，</text:span><text:span text:style-name="T30">一个月</text:span><text:span text:style-name="T26">线上bug减少到</text:span><text:span text:style-name="T30">3</text:span><text:span text:style-name="T26">个以内。</text:span></text:p>
      <text:p text:style-name="P19"><text:tab/></text:p>
      <text:p text:style-name="P19"><text:tab/></text:p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Microsoft YaHei" svg:font-family="'Microsoft YaHei'"/>
    <style:font-face style:name="Tahoma1" svg:font-family="Tahoma"/>
    <style:font-face style:name="Andale Sans UI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ndale Sans UI1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Andale Sans UI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1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2M31S</meta:editing-duration>
    <meta:editing-cycles>88</meta:editing-cycles>
    <meta:generator>LibreOffice/5.1.4.2$Windows_x86 LibreOffice_project/f99d75f39f1c57ebdd7ffc5f42867c12031db97a</meta:generator>
    <dc:date>2017-12-27T22:10:54.289000000</dc:date>
    <meta:document-statistic meta:table-count="4" meta:image-count="0" meta:object-count="0" meta:page-count="6" meta:paragraph-count="205" meta:word-count="2785" meta:character-count="3306" meta:non-whitespace-character-count="3228"/>
    <meta:user-defined meta:name="Info 1"/>
    <meta:user-defined meta:name="Info 2"/>
    <meta:user-defined meta:name="Info 3"/>
    <meta:user-defined meta:name="Info 4"/>
  </office:meta>
</office:document-meta>
</file>